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, Helvetica"/>
    <style:font-face style:name="Times New Roman" svg:font-family="'Times New Roman', serif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font-name="Times New Roman" fo:font-size="10pt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a xlink:type="simple" xlink:href="mailto:giulioenrico@gmail.com">giulioenrico@gmail.com</text:a>,jose.ortega@uam.es, <text:span text:style-name="T1">jelinekp@fzu.cz,</text:span><text:a xlink:type="simple" xlink:href="mailto:james.lewis@mail.wvu.edu">James.Lewis@mail.wvu.edu</text:a><text:a xlink:type="simple" xlink:href="mailto:james.lewis@mail.wvu.edu"><text:span text:style-name="T2">,</text:span></text:a><text:span text:style-name="T1">cesar.gonzalez@uam.es,</text:span>yannick.dappe@uam.es,enrique.abad@uam.es, <text:a xlink:type="simple" xlink:href="mailto:krzysztof.kosmider@uam.es">krzysztof.kosmider@uam.es</text:a>, <text:a xlink:type="simple" xlink:href="mailto:ruben.perez@uam.es">ruben.perez@uam.es</text:a>, pablo.pou@uam.es,<text:span text:style-name="T1">pangard@cancamusa.net,daniel.gonzalez@uam.es,</text:span></text:p>
      <text:p text:style-name="Standard"/>
      <text:p text:style-name="Standard">fernando.flores@uam.es</text:p>
      <text:p text:style-name="Standard"/>
      <text:p text:style-name="Standard">from fireball-GUI to xeo</text:p>
      <text:p text:style-name="Standard"/>
      <text:p text:style-name="Standard">hello everybody</text:p>
      <text:p text:style-name="Standard"/>
      <text:p text:style-name="Standard">I would like to write all people that had used my program or would be usefully in the future. I have change the name fireball-GUI for “xeo”. I am not interested to run the process (it is not a GUI), I am more interested on the interpretation of the output, make the input-structures and the organization of <text:s/>the information, in the way of a project management.</text:p>
      <text:p text:style-name="Standard"/>
      <text:p text:style-name="Standard">I register the program under a (GPL) license, that means, xeo is open software.</text:p>
      <text:p text:style-name="Standard"/>
      <text:p text:style-name="Standard">/*</text:p>
      <text:p text:style-name="Standard"><text:s/>* Copyright 2008 by Daniel González Trabada</text:p>
      <text:p text:style-name="Standard"><text:s/>*</text:p>
      <text:p text:style-name="Standard"><text:s/>* <text:s/>xeo is free software;</text:p>
      <text:p text:style-name="Standard"><text:s/>* <text:s/>you can redistribute it and/or modify it under the terms of the</text:p>
      <text:p text:style-name="Standard"><text:s/>* <text:s/>GNU General Public License as published by the Free Software Foundation;</text:p>
      <text:p text:style-name="Standard"><text:s/>* <text:s/>either version 2 of the License, or (at your option) any later version.</text:p>
      <text:p text:style-name="Standard"><text:s/>*</text:p>
      <text:p text:style-name="Standard"><text:s/>* <text:s/>xeo is distributed in the hope that it will be useful,</text:p>
      <text:p text:style-name="Standard"><text:s/>* <text:s/>but WITHOUT ANY WARRANTY; without even the implied warranty of MERCHANTABILITY</text:p>
      <text:p text:style-name="Standard"><text:s/>* <text:s/>or FITNESS FOR A PARTICULAR PURPOSE.</text:p>
      <text:p text:style-name="Standard"><text:s/>* <text:s/>See the GNU General Public License for more details.</text:p>
      <text:p text:style-name="Standard"><text:s/>*</text:p>
      <text:p text:style-name="Standard"><text:s/>* <text:s/>You should have received a copy of the GNU General Public License along with xeo;</text:p>
      <text:p text:style-name="Standard"><text:s/>* <text:s/>if not, write to the Free Software Foundation,</text:p>
      <text:p text:style-name="Standard"><text:s/>* <text:s/>Inc., 51 Franklin St, Fifth Floor, Boston, MA 02110-1301 <text:s/>USA</text:p>
      <text:p text:style-name="Standard"><text:s/>*/</text:p>
      <text:p text:style-name="Standard"/>
      <text:p text:style-name="Standard">You can download the program and the source code from:</text:p>
      <text:p text:style-name="Standard"/>
      <text:p text:style-name="Standard"><text:a xlink:type="simple" xlink:href="http://sourceforge.net/projects/xeo/">http://sourceforge.net/projects/xeo/</text:a></text:p>
      <text:p text:style-name="Standard"/>
      <text:p text:style-name="Standard"/>
      <text:p text:style-name="Standard">All the best</text:p>
      <text:p text:style-name="P1"/>
      <text:p text:style-name="Standard"/>
      <text:p text:style-name="Standard"/>
      <text:p text:style-name="Standard">adjuntar help.tar.gz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, Helvetica"/>
    <style:font-face style:name="Times New Roman" svg:font-family="'Times New Roman', serif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8-06-02T13:35:42</meta:creation-date>
    <dc:date>2008-06-04T12:33:13</dc:date>
    <dc:language>en-US</dc:language>
    <meta:editing-cycles>15</meta:editing-cycles>
    <meta:editing-duration>PT1H27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52" meta:character-count="1615"/>
  </office:meta>
</office:document-meta>
</file>